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N. Taylor Phillip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3, 1891</text:p>
      <text:p text:style-name="P5">Month<text:tab/><text:tab/><text:tab/><text:tab/><text:tab/><text:tab/>April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N. TAYLOR PHILLIPS,/</text:p>
      <text:p text:style-name="P2">ATTORNEY &amp; COUNSELLOR AT LAW./</text:p>
      <text:p text:style-name="P2">EQUITABLE BUILDING./</text:p>
      <text:p text:style-name="P2">120 BROADWAY./</text:p>
      <text:p text:style-name="P3">New York, April 3rd 1891/</text:p>
      <text:p text:style-name="P2">Most Respected Sir:-/</text:p>
      <text:p text:style-name="P2"><text:tab/>Iwil[sic!] consider myself indebted if you can find it/ possible to inform me whether there is any Record among/ the Archives of your Congregation respecting the death/ of the Rev: David Mendez-Machado, my great-great-grand/ father, who deceased in the cityof[sic!] Philadelphia about the year/ 1758. <text:s/>It is my belief that he was interred in the Cem-/etery on Spruce Street ,[sic!] but am not certain in this par-/ticular. <text:s/>If you can furnish me any information/ on this subject Iwill[sic!] be obliged indeed./</text:p>
      <text:p text:style-name="P2"><text:tab/>With assurancesof[sic!] my esteem,/</text:p>
      <text:p text:style-name="P2"><text:tab/><text:tab/>Ihave[sic!] the honor to remain,/</text:p>
      <text:p text:style-name="P2"><text:soft-page-break/><text:tab/><text:tab/><text:tab/>Reverend Sir,/</text:p>
      <text:p text:style-name="P2"><text:tab/><text:tab/><text:tab/><text:tab/>Your Ob't., S'v't.,/ N. Taylor Phillips/</text:p>
      <text:p text:style-name="P2">To--the Rev: Dr: S. Morais;/</text:p>
      <text:p text:style-name="P2"><text:tab/>Philadelphia,/</text:p>
      <text:p text:style-name="P2"><text:tab/>Penna: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07:06.45</meta:creation-date>
    <dc:date>2011-11-23T14:15:10.27</dc:date>
    <dc:creator>Penn Libraries</dc:creator>
    <meta:editing-duration>PT00H08M0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4" meta:word-count="293" meta:character-count="2092"/>
  </office:meta>
</office:document-meta>
</file>